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NA-subtitle">
      <style:graphic-properties draw:fill-color="#ffffff" fo:min-height="10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_5f_-subtitle">
      <style:graphic-properties draw:fill-color="#ffffff" fo:min-height="12.056cm" loext:decorative="false"/>
      <style:paragraph-properties style:writing-mode="lr-tb"/>
    </style:style>
    <style:style style:name="pr4" style:family="presentation" style:parent-style-name="DNA_5f_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DNA-title">
      <style:graphic-properties fo:min-height="2.6cm" loext:decorative="false"/>
      <style:paragraph-properties style:writing-mode="lr-tb"/>
    </style:style>
    <style:style style:name="pr6" style:family="presentation" style:parent-style-name="DNA-outline1">
      <style:graphic-properties fo:min-height="9.135cm" loext:decorative="false"/>
      <style:paragraph-properties style:writing-mode="lr-tb"/>
    </style:style>
    <style:style style:name="pr7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Default6-title">
      <style:graphic-properties draw:auto-grow-height="true" fo:min-height="2.6cm" loext:decorative="false"/>
      <style:paragraph-properties style:writing-mode="lr-tb"/>
    </style:style>
    <style:style style:name="pr9" style:family="presentation" style:parent-style-name="Default6-outline1">
      <style:graphic-properties fo:min-height="10.001cm" loext:decorative="false"/>
      <style:paragraph-properties style:writing-mode="lr-tb"/>
    </style:style>
    <style:style style:name="pr10" style:family="presentation" style:parent-style-name="Default6-notes">
      <style:graphic-properties draw:fill-color="#ffffff" draw:auto-grow-height="true" fo:min-height="14cm" loext:decorative="false"/>
      <style:paragraph-properties style:writing-mode="lr-tb"/>
    </style:style>
    <style:style style:name="pr11" style:family="presentation" style:parent-style-name="Default6-title">
      <style:graphic-properties fo:min-height="2.6cm" loext:decorative="false"/>
      <style:paragraph-properties style:writing-mode="lr-tb"/>
    </style:style>
    <style:style style:name="pr12" style:family="presentation" style:parent-style-name="Default6-outline1">
      <style:graphic-properties fo:min-height="9.135cm" loext:decorative="false"/>
      <style:paragraph-properties style:writing-mode="lr-tb"/>
    </style:style>
    <style:style style:name="pr13" style:family="presentation" style:parent-style-name="Default6-notes">
      <style:graphic-properties draw:fill-color="#ffffff" fo:min-height="14cm" loext:decorative="false"/>
      <style:paragraph-properties style:writing-mode="lr-tb"/>
    </style:style>
    <style:style style:name="pr14" style:family="presentation" style:parent-style-name="Default6-outline1">
      <style:graphic-properties fo:min-height="4.357cm" loext:decorative="false"/>
      <style:paragraph-properties style:writing-mode="lr-tb"/>
    </style:style>
    <style:style style:name="pr15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16" style:family="presentation" style:parent-style-name="Default4_5f_-title">
      <style:graphic-properties fo:min-height="1.75cm" loext:decorative="false"/>
      <style:paragraph-properties style:writing-mode="lr-tb"/>
    </style:style>
    <style:style style:name="pr17" style:family="presentation" style:parent-style-name="Default4_5f_-outline1">
      <style:graphic-properties fo:min-height="10.001cm" loext:decorative="false"/>
      <style:paragraph-properties style:writing-mode="lr-tb"/>
    </style:style>
    <style:style style:name="pr18" style:family="presentation" style:parent-style-name="Default4_5f_-notes">
      <style:graphic-properties draw:fill-color="#ffffff" draw:auto-grow-height="true" fo:min-height="14cm" loext:decorative="false"/>
      <style:paragraph-properties style:writing-mode="lr-tb"/>
    </style:style>
    <style:style style:name="pr19" style:family="presentation" style:parent-style-name="Default5_5f_-title">
      <style:graphic-properties fo:min-height="1.75cm" loext:decorative="false"/>
      <style:paragraph-properties style:writing-mode="lr-tb"/>
    </style:style>
    <style:style style:name="pr20" style:family="presentation" style:parent-style-name="Default5_5f_-outline1">
      <style:graphic-properties fo:min-height="10.001cm" loext:decorative="false"/>
      <style:paragraph-properties style:writing-mode="lr-tb"/>
    </style:style>
    <style:style style:name="pr21" style:family="presentation" style:parent-style-name="Default5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color="#000000" loext:opacity="100%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color="#000000" loext:opacity="100%"/>
    </style:style>
    <style:style style:name="P9" style:family="paragraph">
      <style:paragraph-properties fo:text-align="center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margin-left="0cm" fo:margin-right="0cm" fo:margin-top="0cm" fo:margin-bottom="0.298cm" fo:text-indent="0cm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8pt" style:font-size-asian="18pt" style:font-size-complex="18pt"/>
    </style:style>
    <style:style style:name="T3" style:family="text">
      <style:text-properties fo:color="#00a933" loext:opacity="100%" fo:font-weight="normal" style:font-weight-asian="normal" style:font-weight-complex="normal"/>
    </style:style>
    <style:style style:name="T4" style:family="text">
      <style:text-properties fo:color="#00a933" loext:opacity="100%"/>
    </style:style>
    <style:style style:name="T5" style:family="text">
      <style:text-properties fo:color="#c9211e" loext:opacity="100%"/>
    </style:style>
    <style:style style:name="T6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000000" loext:opacity="100%" fo:font-style="italic" style:font-style-asian="italic" style:font-style-complex="italic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0000" loext:opacity="100%" style:text-underline-style="solid" style:text-underline-width="auto" style:text-und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mitris Tsirmpas</presentation:footer-decl>
      <presentation:date-time-decl presentation:name="dtd1" presentation:source="current-date" style:data-style-name="D3"/>
      <draw:page draw:name="page1" draw:style-name="dp1" draw:master-page-name="DNA" presentation:presentation-page-layout-name="AL1T0" presentation:use-footer-name="ftr1" presentation:use-date-time-name="dtd1">
        <draw:frame presentation:style-name="pr1" draw:text-style-name="P1" draw:layer="layout" svg:width="21.42cm" svg:height="10cm" svg:x="5.25cm" svg:y="2.54cm" presentation:class="subtitle" presentation:user-transformed="true">
          <draw:text-box>
            <text:p><text:span text:style-name="T1">Feasibility of using LLMs to define LLM facilitator policy </text:span></text:p>
            <text:p><text:span text:style-name="T1"/></text:p>
            <text:p><text:span text:style-name="T2">Dimitris Tsirmpas</text:span></text:p>
            <text:p><text:span text:style-name="T2">7/10/2024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_5f_" presentation:presentation-page-layout-name="AL2T32" presentation:use-footer-name="ftr1" presentation:use-date-time-name="dtd1">
        <draw:frame presentation:style-name="pr3" draw:text-style-name="P2" draw:layer="layout" svg:width="22.5cm" svg:height="12.056cm" svg:x="4.5cm" svg:y="0.6cm" presentation:class="subtitle">
          <draw:text-box>
            <text:p>What is a “policy”?</text:p>
          </draw:text-box>
        </draw:frame>
        <presentation:notes draw:style-name="dp3"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DNA" presentation:presentation-page-layout-name="AL3T1" presentation:use-footer-name="ftr1" presentation:use-date-time-name="dtd1">
        <draw:frame presentation:style-name="pr5" draw:layer="layout" svg:width="22.5cm" svg:height="2.6cm" svg:x="4.5cm" svg:y="0.6cm" presentation:class="title">
          <draw:text-box>
            <text:p>What is a “policy”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 text:style-name="P4">… in the context of AI systems?</text:p>
                <text:list>
                  <text:list-item>
                    <text:p>Formal policy documents; ideological principles by institutions </text:p>
                  </text:list-item>
                  <text:list-item>
                    <text:p>A mapping between situations (states) and actions (RL)</text:p>
                  </text:list-item>
                  <text:list-item>
                    <text:p>Combinations of broad principles (Constitutional AI)</text:p>
                  </text:list-item>
                  <text:list-item>
                    <text:p>…</text:p>
                  </text:list-item>
                  <text:list-item>
                    <text:p>Generally, can be defined as “<text:span text:style-name="T3">any specification of desired </text:span><text:span text:style-name="T3">model behavior that is actually used to shape the behavior of </text:span><text:span text:style-name="T3">a model</text:span>”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2.096cm" svg:height="0.645cm" svg:x="5.209cm" svg:y="13.325cm">
          <draw:text-box>
            <text:p text:style-name="P5">Lam, Michelle S., et al. "AI Policy Projector: Grounding LLM Policy Design in Iterative Mapmaking." arXiv preprint arXiv:2409.18203 (2024).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DNA" presentation:presentation-page-layout-name="AL4T3" presentation:use-footer-name="ftr1" presentation:use-date-time-name="dtd1">
        <draw:frame presentation:style-name="pr6" draw:layer="layout" svg:width="10.979cm" svg:height="9.134cm" svg:x="4.5cm" svg:y="3.8cm" presentation:class="outline">
          <draw:text-box>
            <text:list text:style-name="L2">
              <text:list-item>
                <text:p>Principle-based approaches </text:p>
                <text:list>
                  <text:list-item>
                    <text:p>Set of natural language rules</text:p>
                  </text:list-item>
                  <text:list-item>
                    <text:p>Defined by policymakers</text:p>
                  </text:list-item>
                  <text:list-item>
                    <text:p><text:span text:style-name="T4">Easy to develop</text:span></text:p>
                  </text:list-item>
                  <text:list-item>
                    <text:p><text:span text:style-name="T5">De facto LLM enforced policy may deviate from the selected </text:span><text:span text:style-name="T5">policy</text:span></text:p>
                  </text:list-item>
                </text:list>
              </text:list-item>
            </text:list>
          </draw:text-box>
        </draw:frame>
        <draw:frame presentation:style-name="pr5" draw:layer="layout" svg:width="22.5cm" svg:height="2.6cm" svg:x="4.5cm" svg:y="0.6cm" presentation:class="title" presentation:user-transformed="true">
          <draw:text-box>
            <text:p>Policy creation approaches</text:p>
          </draw:text-box>
        </draw:frame>
        <draw:frame presentation:style-name="pr6" draw:layer="layout" svg:width="10.979cm" svg:height="9.134cm" svg:x="16.029cm" svg:y="3.8cm" presentation:class="outline">
          <draw:text-box>
            <text:list text:style-name="L2">
              <text:list-item>
                <text:p><text:s/>Case-based approaches</text:p>
                <text:list>
                  <text:list-item>
                    <text:p>Inspired by case law</text:p>
                  </text:list-item>
                  <text:list-item>
                    <text:p>Base behavior on previous rulings (precedent)</text:p>
                  </text:list-item>
                  <text:list-item>
                    <text:p><text:span text:style-name="T4">Robust, translates well to LLMs</text:span></text:p>
                  </text:list-item>
                  <text:list-item>
                    <text:p><text:span text:style-name="T5">Need large case datasets</text:span></text:p>
                  </text:list-item>
                  <text:list-item>
                    <text:p><text:span text:style-name="T5">May be difficult to generate with LLMs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2.096cm" svg:height="0.645cm" svg:x="5.209cm" svg:y="13.326cm">
          <draw:text-box>
            <text:p text:style-name="P5">Lam, Michelle S., et al. "AI Policy Projector: Grounding LLM Policy Design in Iterative Mapmaking." arXiv preprint arXiv:2409.18203 (2024).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DNA" presentation:presentation-page-layout-name="AL4T3" presentation:use-footer-name="ftr1" presentation:use-date-time-name="dtd1">
        <draw:frame presentation:style-name="pr6" draw:layer="layout" svg:width="10.979cm" svg:height="9.134cm" svg:x="4.5cm" svg:y="3.8cm" presentation:class="outline">
          <draw:text-box>
            <text:list text:style-name="L2">
              <text:list-item>
                <text:p><text:span text:style-name="T4">Principle-based approaches </text:span></text:p>
                <text:list>
                  <text:list-item>
                    <text:p>Set of natural language rules</text:p>
                  </text:list-item>
                  <text:list-item>
                    <text:p>Defined by policymakers</text:p>
                  </text:list-item>
                  <text:list-item>
                    <text:p><text:span text:style-name="T4">Easy to develop</text:span></text:p>
                  </text:list-item>
                  <text:list-item>
                    <text:p><text:span text:style-name="T5">De facto LLM enforced policy may deviate from the selected </text:span><text:span text:style-name="T5">policy</text:span></text:p>
                  </text:list-item>
                </text:list>
              </text:list-item>
            </text:list>
          </draw:text-box>
        </draw:frame>
        <draw:frame presentation:style-name="pr5" draw:layer="layout" svg:width="22.5cm" svg:height="2.6cm" svg:x="4.5cm" svg:y="0.6cm" presentation:class="title" presentation:user-transformed="true">
          <draw:text-box>
            <text:p>Policy creation approaches</text:p>
          </draw:text-box>
        </draw:frame>
        <draw:frame presentation:style-name="pr6" draw:layer="layout" svg:width="10.979cm" svg:height="9.134cm" svg:x="16.029cm" svg:y="3.8cm" presentation:class="outline">
          <draw:text-box>
            <text:list text:style-name="L2">
              <text:list-item>
                <text:p><text:s/><text:span text:style-name="T5">Case-based approaches</text:span></text:p>
                <text:list>
                  <text:list-item>
                    <text:p>Inspired by case law</text:p>
                  </text:list-item>
                  <text:list-item>
                    <text:p>Base behavior on previous rulings (precedent)</text:p>
                  </text:list-item>
                  <text:list-item>
                    <text:p><text:span text:style-name="T4">Robust, translates well to LLMs</text:span></text:p>
                  </text:list-item>
                  <text:list-item>
                    <text:p><text:span text:style-name="T5">Need large case datasets</text:span></text:p>
                  </text:list-item>
                  <text:list-item>
                    <text:p><text:span text:style-name="T5">May be difficult to generate with LLMs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2.096cm" svg:height="0.645cm" svg:x="5.209cm" svg:y="13.326cm">
          <draw:text-box>
            <text:p text:style-name="P5">Lam, Michelle S., et al. "AI Policy Projector: Grounding LLM Policy Design in Iterative Mapmaking." arXiv preprint arXiv:2409.18203 (2024).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_5f_" presentation:presentation-page-layout-name="AL2T32" presentation:use-footer-name="ftr1" presentation:use-date-time-name="dtd1">
        <draw:frame presentation:style-name="pr3" draw:text-style-name="P2" draw:layer="layout" svg:width="22.5cm" svg:height="12.056cm" svg:x="4.5cm" svg:y="0.6cm" presentation:class="subtitle">
          <draw:text-box>
            <text:p text:style-name="P7">How do we create a policy?</text:p>
          </draw:text-box>
        </draw:frame>
        <presentation:notes draw:style-name="dp3">
          <draw:page-thumbnail draw:style-name="gr1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Default6" presentation:presentation-page-layout-name="AL3T1" presentation:use-footer-name="ftr1" presentation:use-date-time-name="dtd1">
        <draw:frame presentation:style-name="pr8" draw:text-style-name="P8" draw:layer="layout" svg:width="22.5cm" svg:height="2.6cm" svg:x="4.5cm" svg:y="0.6cm" presentation:class="title">
          <draw:text-box>
            <text:p><text:span text:style-name="T1">Collective Constitutional AI</text:span></text:p>
          </draw:text-box>
        </draw:frame>
        <draw:frame presentation:style-name="pr9" draw:text-style-name="P8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Define the policy using aggregated human feedback</text:span></text:p>
                <text:list>
                  <text:list-item>
                    <text:p><text:span text:style-name="T1">Use a deliberation &amp; opinion analysis platform (Polis)</text:span></text:p>
                  </text:list-item>
                  <text:list-item>
                    <text:p><text:span text:style-name="T1">Define a superset of rules that will make up the </text:span><text:span text:style-name="T6">original policy</text:span></text:p>
                  </text:list-item>
                  <text:list-item>
                    <text:p><text:span text:style-name="T1">Let users submit their own rules to the </text:span><text:span text:style-name="T7">original policy</text:span></text:p>
                  </text:list-item>
                  <text:list-item>
                    <text:p><text:span text:style-name="T1">Let users vote and discuss each rule</text:span></text:p>
                    <text:list>
                      <text:list-item>
                        <text:p><text:span text:style-name="T1">Rules exhibiting polarization are not included in the </text:span><text:span text:style-name="T8">final policy</text:span></text:p>
                      </text:list-item>
                      <text:list-item>
                        <text:p><text:span text:style-name="T1">Broadly accepted rules are included in the </text:span><text:span text:style-name="T8">final policy</text:span></text:p>
                      </text:list-item>
                    </text:list>
                  </text:list-item>
                  <text:list-item>
                    <text:p><text:span text:style-name="T1">Train model with the same procedure as in “Constitutional </text:span><text:span text:style-name="T1">AI”, using the </text:span><text:span text:style-name="T8">final policy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1.889cm" svg:height="1.039cm" svg:x="5.209cm" svg:y="13.327cm">
          <draw:text-box>
            <text:p text:style-name="P5"><text:span text:style-name="T9">Huang, Saffron, et al. "Collective Constitutional AI: Aligning a Language Model with Public Input." The 2024 ACM Conference on Fairness, Accountability, and Transparency. 2024.</text:span></text:p>
          </draw:text-box>
        </draw:frame>
        <presentation:notes draw:style-name="dp3">
          <draw:page-thumbnail draw:style-name="gr1" draw:layer="layout" svg:width="17cm" svg:height="9.56cm" svg:x="2cm" svg:y="2.5cm" draw:page-number="7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Default6" presentation:presentation-page-layout-name="AL3T1" presentation:use-footer-name="ftr1" presentation:use-date-time-name="dtd1">
        <draw:frame presentation:style-name="pr11" draw:layer="layout" svg:width="22.5cm" svg:height="2.6cm" svg:x="4.5cm" svg:y="0.6cm" presentation:class="title">
          <draw:text-box>
            <text:p>How do we create a policy?</text:p>
          </draw:text-box>
        </draw:frame>
        <draw:frame presentation:style-name="pr12" draw:layer="layout" svg:width="22.5cm" svg:height="9.134cm" svg:x="4.5cm" svg:y="3.8cm" presentation:class="outline">
          <draw:text-box>
            <text:list text:style-name="L2">
              <text:list-item>
                <text:p text:style-name="P4"><text:span text:style-name="T10">There is currently no paper outlining how a LLM can </text:span><text:span text:style-name="T10">create its own policy, or </text:span>adapt it as-it-goes</text:p>
              </text:list-item>
              <text:list-item>
                <text:p>Research currently assumes that a sound <text:span text:style-name="T11">policy exists</text:span>; the research question is <text:span text:style-name="T12">how</text:span> the model can follow that policy</text:p>
              </text:list-item>
              <text:list-item>
                <text:p>Therefore we could innovate by partly or wholly automating the policy-creation task to the LLM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Default6" presentation:presentation-page-layout-name="AL3T1" presentation:use-footer-name="ftr1" presentation:use-date-time-name="dtd1">
        <draw:frame presentation:style-name="pr11" draw:layer="layout" svg:width="22.5cm" svg:height="2.6cm" svg:x="4.5cm" svg:y="0.6cm" presentation:class="title">
          <draw:text-box>
            <text:p text:style-name="P9">How do we create a policy?</text:p>
          </draw:text-box>
        </draw:frame>
        <draw:frame presentation:style-name="pr12" draw:layer="layout" svg:width="22.5cm" svg:height="9.134cm" svg:x="4.5cm" svg:y="3.8cm" presentation:class="outline">
          <draw:text-box>
            <text:list text:style-name="L2">
              <text:list-item>
                <text:p>Countless possibilities, but we explore three:</text:p>
                <text:list>
                  <text:list-item>
                    <text:p text:style-name="P4"><text:span text:style-name="T1">Argument-quality-based policy filtering</text:span></text:p>
                  </text:list-item>
                  <text:list-item>
                    <text:p text:style-name="P4"><text:span text:style-name="T1">Reinforcement Learning</text:span></text:p>
                  </text:list-item>
                  <text:list-item>
                    <text:p text:style-name="P4"><text:span text:style-name="T1">LLM self-pl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Default6" presentation:presentation-page-layout-name="AL3T1" presentation:use-footer-name="ftr1" presentation:use-date-time-name="dtd1">
        <draw:frame presentation:style-name="pr11" draw:layer="layout" svg:width="22.5cm" svg:height="2.6cm" svg:x="4.5cm" svg:y="0.6cm" presentation:class="title" presentation:user-transformed="true">
          <draw:text-box>
            <text:p text:style-name="P9">How do we create a policy?</text:p>
          </draw:text-box>
        </draw:frame>
        <draw:frame presentation:style-name="pr12" draw:layer="layout" svg:width="22.5cm" svg:height="9.134cm" svg:x="4.5cm" svg:y="3.8cm" presentation:class="outline">
          <draw:text-box>
            <text:list text:style-name="L2">
              <text:list-item>
                <text:p><text:span text:style-name="T1">Argument-quality-based policy filtering</text:span></text:p>
                <text:list>
                  <text:list-item>
                    <text:p><text:span text:style-name="T1">Select a number of guidelines </text:span></text:p>
                    <text:list>
                      <text:list-item>
                        <text:p><text:span text:style-name="T1">From ourselves?</text:span></text:p>
                      </text:list-item>
                      <text:list-item>
                        <text:p><text:span text:style-name="T1">From one of the Constitutional AI papers?</text:span></text:p>
                      </text:list-item>
                      <text:list-item>
                        <text:p><text:span text:style-name="T1">From multiple sources?</text:span></text:p>
                      </text:list-item>
                    </text:list>
                  </text:list-item>
                  <text:list-item>
                    <text:p><text:span text:style-name="T1">Run experiments with constitutions comprised of </text:span><text:span text:style-name="T1">combinations of the above guidelines</text:span></text:p>
                  </text:list-item>
                  <text:list-item>
                    <text:p><text:span text:style-name="T1">Select the ones with the best quality (according to automated </text:span><text:span text:style-name="T1">metric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Default6" presentation:presentation-page-layout-name="AL3T1" presentation:use-footer-name="ftr1" presentation:use-date-time-name="dtd1">
        <draw:frame presentation:style-name="pr11" draw:layer="layout" svg:width="22.5cm" svg:height="2.6cm" svg:x="4.5cm" svg:y="0.6cm" presentation:class="title">
          <draw:text-box>
            <text:p text:style-name="P9">How do we create a policy?</text:p>
          </draw:text-box>
        </draw:frame>
        <draw:frame presentation:style-name="pr12" draw:layer="layout" svg:width="22.5cm" svg:height="9.134cm" svg:x="4.5cm" svg:y="3.8cm" presentation:class="outline">
          <draw:text-box>
            <text:list text:style-name="L2">
              <text:list-item>
                <text:p>Reinforcement Learning</text:p>
                <text:list>
                  <text:list-item>
                    <text:p>Create a predefined superset of guidelines with attached “importance” weights</text:p>
                  </text:list-item>
                  <text:list-item>
                    <text:p>Use self-play to generate synthetic conversations</text:p>
                  </text:list-item>
                  <text:list-item>
                    <text:p>Use a conversation quality metric to attribute a value to how well the conversation is going</text:p>
                  </text:list-item>
                  <text:list-item>
                    <text:p>Use that value to change the policy weights</text:p>
                  </text:list-item>
                  <text:list-item>
                    <text:p>Essentially Constitutional AI RLAIF, but this time finetuning changes policy, not model we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Default6" presentation:presentation-page-layout-name="AL3T1" presentation:use-footer-name="ftr1" presentation:use-date-time-name="dtd1">
        <draw:frame presentation:style-name="pr11" draw:layer="layout" svg:width="22.5cm" svg:height="2.6cm" svg:x="4.5cm" svg:y="0.6cm" presentation:class="title">
          <draw:text-box>
            <text:p>How do we create a policy?</text:p>
          </draw:text-box>
        </draw:frame>
        <draw:frame presentation:style-name="pr12" draw:layer="layout" svg:width="22.5cm" svg:height="9.134cm" svg:x="4.5cm" svg:y="3.8cm" presentation:class="outline">
          <draw:text-box>
            <text:list text:style-name="L2">
              <text:list-item>
                <text:p>LLM self-play</text:p>
                <text:list>
                  <text:list-item>
                    <text:p>Already extensively used to train the model according to a policy</text:p>
                  </text:list-item>
                  <text:list-item>
                    <text:p>Can be trivially expanded to augment a policy using the LLM: </text:p>
                    <text:list>
                      <text:list-item>
                        <text:p>Create a dataset of failed conversations →</text:p>
                      </text:list-item>
                      <text:list-item>
                        <text:p>Ask the model what went wrong in each conversation → </text:p>
                      </text:list-item>
                      <text:list-item>
                        <text:p>Ask the model to create a policy that would address the problem, if one does not exist →</text:p>
                      </text:list-item>
                      <text:list-item>
                        <text:p>Append it to the current poli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Default6" presentation:presentation-page-layout-name="AL5T18" presentation:use-footer-name="ftr1" presentation:use-date-time-name="dtd1">
        <draw:frame presentation:style-name="pr11" draw:layer="layout" svg:width="22.5cm" svg:height="2.6cm" svg:x="4.5cm" svg:y="0.6cm" presentation:class="title" presentation:user-transformed="true">
          <draw:text-box>
            <text:p text:style-name="P9">How do we create a policy?</text:p>
          </draw:text-box>
        </draw:frame>
        <draw:frame presentation:style-name="pr14" draw:layer="layout" svg:width="10.979cm" svg:height="4.356cm" svg:x="4.5cm" svg:y="3.8cm" presentation:class="outline" presentation:user-transformed="true">
          <draw:text-box>
            <text:list text:style-name="L2">
              <text:list-item>
                <text:p text:style-name="P4"><text:span text:style-name="T1">Argument-quality-based policy filtering</text:span></text:p>
                <text:list>
                  <text:list-item>
                    <text:p><text:span text:style-name="T4">Very intuitive and easy to implement, runs on our own </text:span><text:span text:style-name="T4">framework</text:span></text:p>
                  </text:list-item>
                  <text:list-item>
                    <text:p><text:span text:style-name="T5">Not adaptive, not very innovative</text:span></text:p>
                  </text:list-item>
                </text:list>
              </text:list-item>
            </text:list>
          </draw:text-box>
        </draw:frame>
        <draw:frame presentation:style-name="pr14" draw:layer="layout" svg:width="10.979cm" svg:height="4.356cm" svg:x="16.029cm" svg:y="3.8cm" presentation:class="outline" presentation:user-transformed="true">
          <draw:text-box>
            <text:list text:style-name="L2">
              <text:list-item>
                <text:p text:style-name="P4">Reinforcement Learning</text:p>
                <text:list>
                  <text:list-item>
                    <text:p><text:span text:style-name="T4">Already works on alignment task</text:span></text:p>
                  </text:list-item>
                  <text:list-item>
                    <text:p><text:span text:style-name="T4">Can use “Moderation Game” prompts</text:span></text:p>
                  </text:list-item>
                  <text:list-item>
                    <text:p><text:span text:style-name="T5">Needs predefined policy guidelines which can not be </text:span><text:span text:style-name="T5">modified during/after training</text:span></text:p>
                  </text:list-item>
                </text:list>
              </text:list-item>
            </text:list>
          </draw:text-box>
        </draw:frame>
        <draw:frame presentation:style-name="pr14" draw:layer="layout" svg:width="10.979cm" svg:height="4.356cm" svg:x="4.5cm" svg:y="8.571cm" presentation:class="outline" presentation:user-transformed="true">
          <draw:text-box>
            <text:list text:style-name="L2">
              <text:list-item>
                <text:p>Self play</text:p>
                <text:list>
                  <text:list-item>
                    <text:p><text:span text:style-name="T4">Innovative, fully adaptive, fully automated</text:span></text:p>
                  </text:list-item>
                  <text:list-item>
                    <text:p><text:span text:style-name="T5">LLM self-reasoning does not work [1] (but self-correction </text:span><text:span text:style-name="T5">does, on specific tasks [2])</text:span></text:p>
                  </text:list-item>
                  <text:list-item>
                    <text:p text:style-name="P4"><text:span text:style-name="T5">Positive feedback loop on model biases</text:span></text:p>
                  </text:list-item>
                </text:list>
              </text:list-item>
            </text:list>
          </draw:text-box>
        </draw:frame>
        <draw:frame presentation:style-name="pr14" draw:text-style-name="P10" draw:layer="layout" svg:width="10.979cm" svg:height="4.356cm" svg:x="16.029cm" svg:y="8.571cm" presentation:class="outline" presentation:user-transformed="true">
          <draw:text-box>
            <text:list text:style-name="L2">
              <text:list-header>
                <text:p text:style-name="P10"><text:span text:style-name="T13">[1] Huang, Jie, et al. "Large language models cannot self-correct reasoning yet." arXiv </text:span><text:span text:style-name="T13">preprint arXiv:2310.01798 (2023).</text:span></text:p>
                <text:p text:style-name="P5"><text:span text:style-name="T13">[2] Madaan, Aman, et al. "Self-refine: Iterative refinement with self-feedback." </text:span><text:span text:style-name="T13">Advances in Neural Information Processing Systems 36 (2024)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32" presentation:use-footer-name="ftr1" presentation:use-date-time-name="dtd1">
        <draw:frame presentation:style-name="pr15" draw:text-style-name="P2" draw:layer="layout" svg:width="22.5cm" svg:height="12.056cm" svg:x="4.5cm" svg:y="0.6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_5f_" presentation:presentation-page-layout-name="AL2T32" presentation:use-footer-name="ftr1" presentation:use-date-time-name="dtd1">
        <office:forms form:automatic-focus="false" form:apply-design-mode="false"/>
        <draw:frame presentation:style-name="pr3" draw:text-style-name="P2" draw:layer="layout" svg:width="22.5cm" svg:height="12.056cm" svg:x="4.5cm" svg:y="0.6cm" presentation:class="subtitle">
          <draw:text-box>
            <text:p>How do we apply a policy to a LLM?</text:p>
          </draw:text-box>
        </draw:frame>
        <presentation:notes draw:style-name="dp3">
          <draw:page-thumbnail draw:style-name="gr1" draw:layer="layout" svg:width="17cm" svg:height="9.56cm" svg:x="2cm" svg:y="2.5cm" draw:page-number="1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Default4_5f_" presentation:presentation-page-layout-name="AL3T1" presentation:use-footer-name="ftr1" presentation:use-date-time-name="dtd1">
        <draw:frame presentation:style-name="pr16" draw:layer="layout" svg:width="24cm" svg:height="1.75cm" svg:x="1.5cm" svg:y="1.25cm" presentation:class="title" presentation:user-transformed="true">
          <draw:text-box>
            <text:p text:style-name="P9"><text:span text:style-name="T1">Constitutional AI</text:span></text:p>
          </draw:text-box>
        </draw:frame>
        <draw:frame presentation:style-name="pr17" draw:text-style-name="P8" draw:layer="layout" svg:width="22.5cm" svg:height="9.134cm" svg:x="4.5cm" svg:y="3.8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Principle-based approach</text:span></text:p>
              </text:list-item>
              <text:list-item>
                <text:p><text:span text:style-name="T1">Start from </text:span><text:span text:style-name="T7">predefined policy</text:span><text:span text:style-name="T1">, learn model behavior via </text:span><text:span text:style-name="T1">self-play</text:span></text:p>
              </text:list-item>
            </text:list>
          </draw:text-box>
        </draw:frame>
        <draw:frame draw:style-name="gr2" draw:text-style-name="P6" draw:layer="layout" svg:width="17.558cm" svg:height="0.645cm" svg:x="5.209cm" svg:y="13.327cm">
          <draw:text-box>
            <text:p text:style-name="P5"><text:span text:style-name="T9">Bai, Yuntao, et al. "Constitutional ai: Harmlessness from ai feedback." arXiv preprint arXiv:2212.08073 (2022).</text:span></text:p>
          </draw:text-box>
        </draw:frame>
        <presentation:notes draw:style-name="dp3">
          <draw:page-thumbnail draw:style-name="gr1" draw:layer="layout" svg:width="17cm" svg:height="9.56cm" svg:x="2cm" svg:y="2.5cm" draw:page-number="16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4" draw:master-page-name="Default5_5f_" presentation:presentation-page-layout-name="AL4T3" presentation:use-footer-name="ftr1" presentation:use-date-time-name="dtd1">
        <draw:frame presentation:style-name="pr19" draw:text-style-name="P8" draw:layer="layout" svg:width="24cm" svg:height="1.75cm" svg:x="1.5cm" svg:y="1.25cm" presentation:class="title" presentation:user-transformed="true">
          <draw:text-box>
            <text:p><text:span text:style-name="T1">Constitutional AI</text:span></text:p>
          </draw:text-box>
        </draw:frame>
        <draw:frame presentation:style-name="pr20" draw:text-style-name="P8" draw:layer="layout" svg:width="10.979cm" svg:height="9.134cm" svg:x="4.5cm" svg:y="3.8cm" presentation:class="outline">
          <draw:text-box>
            <text:list text:style-name="L2">
              <text:list-item>
                <text:p><text:span text:style-name="T14">Supervised training</text:span></text:p>
                <text:list>
                  <text:list-item>
                    <text:p><text:span text:style-name="T8">Synthetic example → Critique → Revision → Supervised </text:span><text:span text:style-name="T8">Learning</text:span></text:p>
                  </text:list-item>
                  <text:list-item>
                    <text:p><text:span text:style-name="T1">Use self-play to create synthetic dialogues</text:span></text:p>
                  </text:list-item>
                  <text:list-item>
                    <text:p><text:span text:style-name="T1">Use revised dialogues to facilitate model finetuning</text:span></text:p>
                  </text:list-item>
                  <text:list-item>
                    <text:p><text:span text:style-name="T7">Does not define a policy</text:span></text:p>
                  </text:list-item>
                </text:list>
              </text:list-item>
            </text:list>
          </draw:text-box>
        </draw:frame>
        <draw:frame presentation:style-name="pr20" draw:text-style-name="P8" draw:layer="layout" svg:width="12.834cm" svg:height="10cm" svg:x="13.836cm" svg:y="3.75cm" presentation:class="outline" presentation:user-transformed="true">
          <draw:text-box>
            <text:list text:style-name="L2">
              <text:list-item>
                <text:p><text:span text:style-name="T14">Reinforcement Learning</text:span></text:p>
                <text:list>
                  <text:list-item>
                    <text:p><text:span text:style-name="T8">Finetuned model → </text:span></text:p>
                    <text:p><text:span text:style-name="T8">AI Comparison Evaluation → Preference Model → </text:span><text:span text:style-name="T8">Reinforcement Learning</text:span></text:p>
                  </text:list-item>
                  <text:list-item>
                    <text:p text:style-name="P11"><text:span text:style-name="T15">Further finetune the previous model via RL</text:span></text:p>
                    <text:list>
                      <text:list-item>
                        <text:p><text:span text:style-name="T15">L</text:span><text:span text:style-name="T1">ike RLHF but feedback from LLMs (RLAIF)</text:span></text:p>
                      </text:list-item>
                    </text:list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558cm" svg:height="0.645cm" svg:x="5.209cm" svg:y="13.327cm">
          <draw:text-box>
            <text:p text:style-name="P5"><text:span text:style-name="T9">Bai, Yuntao, et al. "Constitutional ai: Harmlessness from ai feedback." arXiv preprint arXiv:2212.08073 (2022).</text:span></text:p>
          </draw:text-box>
        </draw:frame>
        <presentation:notes draw:style-name="dp3">
          <draw:page-thumbnail draw:style-name="gr1" draw:layer="layout" svg:width="17cm" svg:height="9.56cm" svg:x="2cm" svg:y="2.5cm" draw:page-number="17" presentation:class="page"/>
          <draw:frame presentation:style-name="pr21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none"/>
      <style:text-properties style:letter-kerning="true"/>
    </style:style>
    <style:style style:name="Default4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4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fill-color="#3399ff" draw:auto-grow-height="false" draw:fit-to-size="false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4-outline3" style:family="presentation" style:parent-style-name="Default4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4-outline4" style:family="presentation" style:parent-style-name="Default4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4-outline5" style:family="presentation" style:parent-style-name="Default4-outline4">
      <style:paragraph-properties fo:margin-left="0cm" fo:margin-right="0cm" fo:margin-top="0cm" fo:margin-bottom="0.074cm" fo:text-indent="0cm"/>
      <style:text-properties fo:font-size="15pt"/>
    </style:style>
    <style:style style:name="Default4-outline6" style:family="presentation" style:parent-style-name="Default4-outline5">
      <style:paragraph-properties fo:margin-left="0cm" fo:margin-right="0cm" fo:margin-top="0cm" fo:margin-bottom="0.074cm" fo:text-indent="0cm"/>
      <style:text-properties fo:font-size="15pt"/>
    </style:style>
    <style:style style:name="Default4-outline7" style:family="presentation" style:parent-style-name="Default4-outline6">
      <style:paragraph-properties fo:margin-left="0cm" fo:margin-right="0cm" fo:margin-top="0cm" fo:margin-bottom="0.074cm" fo:text-indent="0cm"/>
      <style:text-properties fo:font-size="15pt"/>
    </style:style>
    <style:style style:name="Default4-outline8" style:family="presentation" style:parent-style-name="Default4-outline7">
      <style:paragraph-properties fo:margin-left="0cm" fo:margin-right="0cm" fo:margin-top="0cm" fo:margin-bottom="0.074cm" fo:text-indent="0cm"/>
      <style:text-properties fo:font-size="15pt"/>
    </style:style>
    <style:style style:name="Default4-outline9" style:family="presentation" style:parent-style-name="Default4-outline8">
      <style:paragraph-properties fo:margin-left="0cm" fo:margin-right="0cm" fo:margin-top="0cm" fo:margin-bottom="0.074cm" fo:text-indent="0cm"/>
      <style:text-properties fo:font-size="15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 draw:fit-to-size="false" style:shrink-to-fit="true">
        <text:list-style style:name="Default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none"/>
      <style:text-properties style:letter-kerning="true"/>
    </style:style>
    <style:style style:name="Default5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5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fill-color="#3399ff" draw:auto-grow-height="false" draw:fit-to-size="false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5-outline3" style:family="presentation" style:parent-style-name="Default5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5-outline4" style:family="presentation" style:parent-style-name="Default5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5-outline5" style:family="presentation" style:parent-style-name="Default5-outline4">
      <style:paragraph-properties fo:margin-left="0cm" fo:margin-right="0cm" fo:margin-top="0cm" fo:margin-bottom="0.074cm" fo:text-indent="0cm"/>
      <style:text-properties fo:font-size="15pt"/>
    </style:style>
    <style:style style:name="Default5-outline6" style:family="presentation" style:parent-style-name="Default5-outline5">
      <style:paragraph-properties fo:margin-left="0cm" fo:margin-right="0cm" fo:margin-top="0cm" fo:margin-bottom="0.074cm" fo:text-indent="0cm"/>
      <style:text-properties fo:font-size="15pt"/>
    </style:style>
    <style:style style:name="Default5-outline7" style:family="presentation" style:parent-style-name="Default5-outline6">
      <style:paragraph-properties fo:margin-left="0cm" fo:margin-right="0cm" fo:margin-top="0cm" fo:margin-bottom="0.074cm" fo:text-indent="0cm"/>
      <style:text-properties fo:font-size="15pt"/>
    </style:style>
    <style:style style:name="Default5-outline8" style:family="presentation" style:parent-style-name="Default5-outline7">
      <style:paragraph-properties fo:margin-left="0cm" fo:margin-right="0cm" fo:margin-top="0cm" fo:margin-bottom="0.074cm" fo:text-indent="0cm"/>
      <style:text-properties fo:font-size="15pt"/>
    </style:style>
    <style:style style:name="Default5-outline9" style:family="presentation" style:parent-style-name="Default5-outline8">
      <style:paragraph-properties fo:margin-left="0cm" fo:margin-right="0cm" fo:margin-top="0cm" fo:margin-bottom="0.074cm" fo:text-indent="0cm"/>
      <style:text-properties fo:font-size="15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 draw:fit-to-size="false" style:shrink-to-fit="true">
        <text:list-style style:name="Default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none"/>
      <style:text-properties style:letter-kerning="true"/>
    </style:style>
    <style:style style:name="Default6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6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fill-color="#3399ff" draw:auto-grow-height="false" draw:fit-to-size="false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6-outline3" style:family="presentation" style:parent-style-name="Default6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6-outline4" style:family="presentation" style:parent-style-name="Default6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6-outline5" style:family="presentation" style:parent-style-name="Default6-outline4">
      <style:paragraph-properties fo:margin-left="0cm" fo:margin-right="0cm" fo:margin-top="0cm" fo:margin-bottom="0.074cm" fo:text-indent="0cm"/>
      <style:text-properties fo:font-size="15pt"/>
    </style:style>
    <style:style style:name="Default6-outline6" style:family="presentation" style:parent-style-name="Default6-outline5">
      <style:paragraph-properties fo:margin-left="0cm" fo:margin-right="0cm" fo:margin-top="0cm" fo:margin-bottom="0.074cm" fo:text-indent="0cm"/>
      <style:text-properties fo:font-size="15pt"/>
    </style:style>
    <style:style style:name="Default6-outline7" style:family="presentation" style:parent-style-name="Default6-outline6">
      <style:paragraph-properties fo:margin-left="0cm" fo:margin-right="0cm" fo:margin-top="0cm" fo:margin-bottom="0.074cm" fo:text-indent="0cm"/>
      <style:text-properties fo:font-size="15pt"/>
    </style:style>
    <style:style style:name="Default6-outline8" style:family="presentation" style:parent-style-name="Default6-outline7">
      <style:paragraph-properties fo:margin-left="0cm" fo:margin-right="0cm" fo:margin-top="0cm" fo:margin-bottom="0.074cm" fo:text-indent="0cm"/>
      <style:text-properties fo:font-size="15pt"/>
    </style:style>
    <style:style style:name="Default6-outline9" style:family="presentation" style:parent-style-name="Default6-outline8">
      <style:paragraph-properties fo:margin-left="0cm" fo:margin-right="0cm" fo:margin-top="0cm" fo:margin-bottom="0.074cm" fo:text-indent="0cm"/>
      <style:text-properties fo:font-size="15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 draw:fit-to-size="false" style:shrink-to-fit="true">
        <text:list-style style:name="Default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3399ff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fit-to-size="false" style:shrink-to-fit="tru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fill-color="#3399ff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1-outline3" style:family="presentation" style:parent-style-name="Default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1-outline4" style:family="presentation" style:parent-style-name="Default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1-outline5" style:family="presentation" style:parent-style-name="Default1-outline4">
      <style:paragraph-properties fo:margin-left="0cm" fo:margin-right="0cm" fo:margin-top="0cm" fo:margin-bottom="0.074cm" fo:text-indent="0cm"/>
      <style:text-properties fo:font-size="15pt"/>
    </style:style>
    <style:style style:name="Default1-outline6" style:family="presentation" style:parent-style-name="Default1-outline5">
      <style:paragraph-properties fo:margin-left="0cm" fo:margin-right="0cm" fo:margin-top="0cm" fo:margin-bottom="0.074cm" fo:text-indent="0cm"/>
      <style:text-properties fo:font-size="15pt"/>
    </style:style>
    <style:style style:name="Default1-outline7" style:family="presentation" style:parent-style-name="Default1-outline6">
      <style:paragraph-properties fo:margin-left="0cm" fo:margin-right="0cm" fo:margin-top="0cm" fo:margin-bottom="0.074cm" fo:text-indent="0cm"/>
      <style:text-properties fo:font-size="15pt"/>
    </style:style>
    <style:style style:name="Default1-outline8" style:family="presentation" style:parent-style-name="Default1-outline7">
      <style:paragraph-properties fo:margin-left="0cm" fo:margin-right="0cm" fo:margin-top="0cm" fo:margin-bottom="0.074cm" fo:text-indent="0cm"/>
      <style:text-properties fo:font-size="15pt"/>
    </style:style>
    <style:style style:name="Default1-outline9" style:family="presentation" style:parent-style-name="Default1-outline8">
      <style:paragraph-properties fo:margin-left="0cm" fo:margin-right="0cm" fo:margin-top="0cm" fo:margin-bottom="0.074cm" fo:text-indent="0cm"/>
      <style:text-properties fo:font-size="15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 draw:fit-to-size="false" style:shrink-to-fit="tru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none"/>
      <style:text-properties style:letter-kerning="true"/>
    </style:style>
    <style:style style:name="Default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2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fill-color="#3399ff" draw:auto-grow-height="false" draw:fit-to-size="false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2-outline3" style:family="presentation" style:parent-style-name="Default2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2-outline4" style:family="presentation" style:parent-style-name="Default2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2-outline5" style:family="presentation" style:parent-style-name="Default2-outline4">
      <style:paragraph-properties fo:margin-left="0cm" fo:margin-right="0cm" fo:margin-top="0cm" fo:margin-bottom="0.074cm" fo:text-indent="0cm"/>
      <style:text-properties fo:font-size="15pt"/>
    </style:style>
    <style:style style:name="Default2-outline6" style:family="presentation" style:parent-style-name="Default2-outline5">
      <style:paragraph-properties fo:margin-left="0cm" fo:margin-right="0cm" fo:margin-top="0cm" fo:margin-bottom="0.074cm" fo:text-indent="0cm"/>
      <style:text-properties fo:font-size="15pt"/>
    </style:style>
    <style:style style:name="Default2-outline7" style:family="presentation" style:parent-style-name="Default2-outline6">
      <style:paragraph-properties fo:margin-left="0cm" fo:margin-right="0cm" fo:margin-top="0cm" fo:margin-bottom="0.074cm" fo:text-indent="0cm"/>
      <style:text-properties fo:font-size="15pt"/>
    </style:style>
    <style:style style:name="Default2-outline8" style:family="presentation" style:parent-style-name="Default2-outline7">
      <style:paragraph-properties fo:margin-left="0cm" fo:margin-right="0cm" fo:margin-top="0cm" fo:margin-bottom="0.074cm" fo:text-indent="0cm"/>
      <style:text-properties fo:font-size="15pt"/>
    </style:style>
    <style:style style:name="Default2-outline9" style:family="presentation" style:parent-style-name="Default2-outline8">
      <style:paragraph-properties fo:margin-left="0cm" fo:margin-right="0cm" fo:margin-top="0cm" fo:margin-bottom="0.074cm" fo:text-indent="0cm"/>
      <style:text-properties fo:font-size="15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 draw:fit-to-size="false" style:shrink-to-fit="true">
        <text:list-style style:name="Defaul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-background" style:display-name="DNA_-background" style:family="presentation">
      <style:graphic-properties draw:stroke="none" draw:fill="none"/>
      <style:text-properties style:letter-kerning="true"/>
    </style:style>
    <style:style style:name="DNA_5f_-backgroundobjects" style:display-name="DNA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_5f_-notes" style:display-name="DN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_5f_-outline1" style:display-name="DNA_-outline1" style:family="presentation">
      <style:graphic-properties draw:stroke="none" draw:fill="none" draw:fill-color="#3399ff" draw:auto-grow-height="false" draw:fit-to-size="false" style:shrink-to-fit="true">
        <text:list-style style:name="DNA_5f_-outline1" style:display-name="DNA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-outline2" style:display-name="DNA_-outline2" style:family="presentation" style:parent-style-name="DNA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-outline3" style:display-name="DNA_-outline3" style:family="presentation" style:parent-style-name="DNA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-outline4" style:display-name="DNA_-outline4" style:family="presentation" style:parent-style-name="DNA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-outline5" style:display-name="DNA_-outline5" style:family="presentation" style:parent-style-name="DNA_5f_-outline4">
      <style:paragraph-properties fo:margin-left="0cm" fo:margin-right="0cm" fo:margin-top="0cm" fo:margin-bottom="0.074cm" fo:text-indent="0cm"/>
      <style:text-properties fo:font-size="15pt"/>
    </style:style>
    <style:style style:name="DNA_5f_-outline6" style:display-name="DNA_-outline6" style:family="presentation" style:parent-style-name="DNA_5f_-outline5">
      <style:paragraph-properties fo:margin-left="0cm" fo:margin-right="0cm" fo:margin-top="0cm" fo:margin-bottom="0.074cm" fo:text-indent="0cm"/>
      <style:text-properties fo:font-size="15pt"/>
    </style:style>
    <style:style style:name="DNA_5f_-outline7" style:display-name="DNA_-outline7" style:family="presentation" style:parent-style-name="DNA_5f_-outline6">
      <style:paragraph-properties fo:margin-left="0cm" fo:margin-right="0cm" fo:margin-top="0cm" fo:margin-bottom="0.074cm" fo:text-indent="0cm"/>
      <style:text-properties fo:font-size="15pt"/>
    </style:style>
    <style:style style:name="DNA_5f_-outline8" style:display-name="DNA_-outline8" style:family="presentation" style:parent-style-name="DNA_5f_-outline7">
      <style:paragraph-properties fo:margin-left="0cm" fo:margin-right="0cm" fo:margin-top="0cm" fo:margin-bottom="0.074cm" fo:text-indent="0cm"/>
      <style:text-properties fo:font-size="15pt"/>
    </style:style>
    <style:style style:name="DNA_5f_-outline9" style:display-name="DNA_-outline9" style:family="presentation" style:parent-style-name="DNA_5f_-outline8">
      <style:paragraph-properties fo:margin-left="0cm" fo:margin-right="0cm" fo:margin-top="0cm" fo:margin-bottom="0.074cm" fo:text-indent="0cm"/>
      <style:text-properties fo:font-size="15pt"/>
    </style:style>
    <style:style style:name="DNA_5f_-subtitle" style:display-name="DNA_-subtitle" style:family="presentation">
      <style:graphic-properties draw:stroke="none" draw:fill="none" draw:textarea-vertical-align="middle">
        <text:list-style style:name="DNA_5f_-subtitle" style:display-name="DN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-title" style:display-name="DNA_-title" style:family="presentation">
      <style:graphic-properties draw:stroke="none" draw:fill="none" draw:textarea-vertical-align="middle" draw:fit-to-size="false" style:shrink-to-fit="true">
        <text:list-style style:name="DNA_5f_-title" style:display-name="DN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4_5f_-background" style:display-name="Default4_-background" style:family="presentation">
      <style:graphic-properties draw:stroke="none" draw:fill="none"/>
      <style:text-properties style:letter-kerning="true"/>
    </style:style>
    <style:style style:name="Default4_5f_-backgroundobjects" style:display-name="Default4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4_5f_-notes" style:display-name="Default4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4_5f_-outline1" style:display-name="Default4_-outline1" style:family="presentation">
      <style:graphic-properties draw:stroke="none" draw:fill="none" draw:fill-color="#3399ff" draw:auto-grow-height="false" draw:fit-to-size="false" style:shrink-to-fit="true">
        <text:list-style style:name="Default4_5f_-outline1" style:display-name="Default4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4_5f_-outline2" style:display-name="Default4_-outline2" style:family="presentation" style:parent-style-name="Default4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4_5f_-outline3" style:display-name="Default4_-outline3" style:family="presentation" style:parent-style-name="Default4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4_5f_-outline4" style:display-name="Default4_-outline4" style:family="presentation" style:parent-style-name="Default4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4_5f_-outline5" style:display-name="Default4_-outline5" style:family="presentation" style:parent-style-name="Default4_5f_-outline4">
      <style:paragraph-properties fo:margin-left="0cm" fo:margin-right="0cm" fo:margin-top="0cm" fo:margin-bottom="0.074cm" fo:text-indent="0cm"/>
      <style:text-properties fo:font-size="15pt"/>
    </style:style>
    <style:style style:name="Default4_5f_-outline6" style:display-name="Default4_-outline6" style:family="presentation" style:parent-style-name="Default4_5f_-outline5">
      <style:paragraph-properties fo:margin-left="0cm" fo:margin-right="0cm" fo:margin-top="0cm" fo:margin-bottom="0.074cm" fo:text-indent="0cm"/>
      <style:text-properties fo:font-size="15pt"/>
    </style:style>
    <style:style style:name="Default4_5f_-outline7" style:display-name="Default4_-outline7" style:family="presentation" style:parent-style-name="Default4_5f_-outline6">
      <style:paragraph-properties fo:margin-left="0cm" fo:margin-right="0cm" fo:margin-top="0cm" fo:margin-bottom="0.074cm" fo:text-indent="0cm"/>
      <style:text-properties fo:font-size="15pt"/>
    </style:style>
    <style:style style:name="Default4_5f_-outline8" style:display-name="Default4_-outline8" style:family="presentation" style:parent-style-name="Default4_5f_-outline7">
      <style:paragraph-properties fo:margin-left="0cm" fo:margin-right="0cm" fo:margin-top="0cm" fo:margin-bottom="0.074cm" fo:text-indent="0cm"/>
      <style:text-properties fo:font-size="15pt"/>
    </style:style>
    <style:style style:name="Default4_5f_-outline9" style:display-name="Default4_-outline9" style:family="presentation" style:parent-style-name="Default4_5f_-outline8">
      <style:paragraph-properties fo:margin-left="0cm" fo:margin-right="0cm" fo:margin-top="0cm" fo:margin-bottom="0.074cm" fo:text-indent="0cm"/>
      <style:text-properties fo:font-size="15pt"/>
    </style:style>
    <style:style style:name="Default4_5f_-subtitle" style:display-name="Default4_-subtitle" style:family="presentation">
      <style:graphic-properties draw:stroke="none" draw:fill="none" draw:textarea-vertical-align="middle">
        <text:list-style style:name="Default4_5f_-subtitle" style:display-name="Default4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_5f_-title" style:display-name="Default4_-title" style:family="presentation">
      <style:graphic-properties draw:stroke="none" draw:fill="none" draw:textarea-vertical-align="middle" draw:fit-to-size="false" style:shrink-to-fit="true">
        <text:list-style style:name="Default4_5f_-title" style:display-name="Default4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5_5f_-background" style:display-name="Default5_-background" style:family="presentation">
      <style:graphic-properties draw:stroke="none" draw:fill="none"/>
      <style:text-properties style:letter-kerning="true"/>
    </style:style>
    <style:style style:name="Default5_5f_-backgroundobjects" style:display-name="Default5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5_5f_-notes" style:display-name="Default5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5_5f_-outline1" style:display-name="Default5_-outline1" style:family="presentation">
      <style:graphic-properties draw:stroke="none" draw:fill="none" draw:fill-color="#3399ff" draw:auto-grow-height="false" draw:fit-to-size="false" style:shrink-to-fit="true">
        <text:list-style style:name="Default5_5f_-outline1" style:display-name="Default5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5_5f_-outline2" style:display-name="Default5_-outline2" style:family="presentation" style:parent-style-name="Default5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5_5f_-outline3" style:display-name="Default5_-outline3" style:family="presentation" style:parent-style-name="Default5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5_5f_-outline4" style:display-name="Default5_-outline4" style:family="presentation" style:parent-style-name="Default5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5_5f_-outline5" style:display-name="Default5_-outline5" style:family="presentation" style:parent-style-name="Default5_5f_-outline4">
      <style:paragraph-properties fo:margin-left="0cm" fo:margin-right="0cm" fo:margin-top="0cm" fo:margin-bottom="0.074cm" fo:text-indent="0cm"/>
      <style:text-properties fo:font-size="15pt"/>
    </style:style>
    <style:style style:name="Default5_5f_-outline6" style:display-name="Default5_-outline6" style:family="presentation" style:parent-style-name="Default5_5f_-outline5">
      <style:paragraph-properties fo:margin-left="0cm" fo:margin-right="0cm" fo:margin-top="0cm" fo:margin-bottom="0.074cm" fo:text-indent="0cm"/>
      <style:text-properties fo:font-size="15pt"/>
    </style:style>
    <style:style style:name="Default5_5f_-outline7" style:display-name="Default5_-outline7" style:family="presentation" style:parent-style-name="Default5_5f_-outline6">
      <style:paragraph-properties fo:margin-left="0cm" fo:margin-right="0cm" fo:margin-top="0cm" fo:margin-bottom="0.074cm" fo:text-indent="0cm"/>
      <style:text-properties fo:font-size="15pt"/>
    </style:style>
    <style:style style:name="Default5_5f_-outline8" style:display-name="Default5_-outline8" style:family="presentation" style:parent-style-name="Default5_5f_-outline7">
      <style:paragraph-properties fo:margin-left="0cm" fo:margin-right="0cm" fo:margin-top="0cm" fo:margin-bottom="0.074cm" fo:text-indent="0cm"/>
      <style:text-properties fo:font-size="15pt"/>
    </style:style>
    <style:style style:name="Default5_5f_-outline9" style:display-name="Default5_-outline9" style:family="presentation" style:parent-style-name="Default5_5f_-outline8">
      <style:paragraph-properties fo:margin-left="0cm" fo:margin-right="0cm" fo:margin-top="0cm" fo:margin-bottom="0.074cm" fo:text-indent="0cm"/>
      <style:text-properties fo:font-size="15pt"/>
    </style:style>
    <style:style style:name="Default5_5f_-subtitle" style:display-name="Default5_-subtitle" style:family="presentation">
      <style:graphic-properties draw:stroke="none" draw:fill="none" draw:textarea-vertical-align="middle">
        <text:list-style style:name="Default5_5f_-subtitle" style:display-name="Default5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_5f_-title" style:display-name="Default5_-title" style:family="presentation">
      <style:graphic-properties draw:stroke="none" draw:fill="none" draw:textarea-vertical-align="middle" draw:fit-to-size="false" style:shrink-to-fit="true">
        <text:list-style style:name="Default5_5f_-title" style:display-name="Default5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9" style:family="graphic" style:parent-style-name="standard">
      <style:graphic-properties draw:stroke="none" draw:fill="none" draw:fill-color="#ffffff" loext:decorative="false"/>
    </style:style>
    <style:style style:name="Mgr10" style:family="graphic" style:parent-style-name="standard">
      <style:graphic-properties draw:stroke="solid" svg:stroke-width="0.05cm" svg:stroke-color="#2a6099" draw:textarea-vertical-align="middle" fo:padding-top="0.135cm" fo:padding-bottom="0.135cm" fo:padding-left="0.26cm" fo:padding-right="0.26cm" draw:start-line-spacing-horizontal="0.25cm" draw:start-line-spacing-vertical="0.25cm" draw:end-line-spacing-horizontal="0.25cm" draw:end-line-spacing-vertical="0.25cm" loext:decorative="false"/>
    </style:style>
    <style:style style:name="Mgr11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fo:padding-top="0.135cm" fo:padding-bottom="0.135cm" fo:padding-left="0.26cm" fo:padding-right="0.26cm" loext:decorative="false"/>
    </style:style>
    <style:style style:name="Mgr12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fo:padding-top="0.135cm" fo:padding-bottom="0.135cm" fo:padding-left="0.26cm" fo:padding-right="0.26cm" loext:decorative="false"/>
    </style:style>
    <style:style style:name="Mgr13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084cm" fo:min-width="0cm" fo:padding-top="0.135cm" fo:padding-bottom="0.135cm" fo:padding-left="0.26cm" fo:padding-right="0.26cm" loext:decorative="false"/>
    </style:style>
    <style:style style:name="Mgr14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084cm" fo:min-width="0cm" fo:padding-top="0.135cm" fo:padding-bottom="0.135cm" fo:padding-left="0.26cm" fo:padding-right="0.26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Default4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9" style:family="presentation" style:parent-style-name="Defau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Defau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Default5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12" style:family="presentation" style:parent-style-name="Default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Default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Default6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15" style:family="presentation" style:parent-style-name="Default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Default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Default1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1" style:family="presentation" style:parent-style-name="Default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Default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Default2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4" style:family="presentation" style:parent-style-name="Default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Default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DNA_5f_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7" style:family="presentation" style:parent-style-name="DNA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DNA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Default4_5f_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30" style:family="presentation" style:parent-style-name="Default4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Default4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Default5_5f_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33" style:family="presentation" style:parent-style-name="Default5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Default5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P13" style:family="paragraph">
      <loext:graphic-properties draw:fill="none" draw:fill-color="#ffffff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ffd8ce"/>
      <style:paragraph-properties fo:text-align="center"/>
    </style:style>
    <style:style style:name="MP1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Liberation Sans" fo:font-size="14pt" fo:language="en" fo:country="GB" style:font-size-asian="14pt" style:language-asian="en" style:country-asian="GB" style:font-size-complex="14pt" style:language-complex="en" style:country-complex="GB"/>
    </style:style>
    <style:style style:name="MT4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style-name="Mgr9" draw:text-style-name="MP13" draw:layer="backgroundobjects" svg:width="22.5cm" svg:height="9.134cm" svg:x="4.5cm" svg:y="3.8cm">
        <draw:text-box>
          <text:p/>
        </draw:text-box>
      </draw:frame>
      <draw:frame presentation:style-name="Mpr5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5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5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11" draw:text-style-name="MP1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N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4-title" draw:layer="backgroundobjects" svg:width="22.5cm" svg:height="2.6cm" svg:x="4.5cm" svg:y="0.6cm" presentation:class="title" presentation:placeholder="true">
        <draw:text-box/>
      </draw:frame>
      <draw:frame presentation:style-name="Default4-outline1" draw:layer="backgroundobjects" svg:width="22.5cm" svg:height="9.134cm" svg:x="4.5cm" svg:y="3.8cm" presentation:class="outline" presentation:placeholder="true">
        <draw:text-box/>
      </draw:frame>
      <draw:frame presentation:style-name="Mpr8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8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8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55" draw:start-glue-point="10" draw:end-shape="id56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57" draw:start-glue-point="10" draw:end-shape="id58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59" draw:start-glue-point="10" draw:end-shape="id60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61" draw:start-glue-point="10" draw:end-shape="id62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63" draw:start-glue-point="10" draw:end-shape="id64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65" draw:start-glue-point="10" draw:end-shape="id66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67" draw:start-glue-point="10" draw:end-shape="id68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69" draw:start-glue-point="10" draw:end-shape="id70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71" draw:start-glue-point="10" draw:end-shape="id72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73" draw:start-glue-point="10" draw:end-shape="id74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75" draw:start-glue-point="10" draw:end-shape="id76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77" draw:start-glue-point="10" draw:end-shape="id78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79" draw:start-glue-point="10" draw:end-shape="id80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81" draw:start-glue-point="10" draw:end-shape="id82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83" draw:start-glue-point="10" draw:end-shape="id84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85" draw:start-glue-point="10" draw:end-shape="id86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87" draw:start-glue-point="10" draw:end-shape="id88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89" draw:start-glue-point="10" draw:end-shape="id90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91" draw:start-glue-point="10" draw:end-shape="id92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93" draw:start-glue-point="10" draw:end-shape="id94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95" draw:start-glue-point="10" draw:end-shape="id96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97" draw:start-glue-point="10" draw:end-shape="id98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99" draw:start-glue-point="10" draw:end-shape="id100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101" draw:start-glue-point="10" draw:end-shape="id102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103" draw:start-glue-point="10" draw:end-shape="id104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105" draw:start-glue-point="10" draw:end-shape="id106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107" draw:start-glue-point="10" draw:end-shape="id108" draw:end-glue-point="6" svg:d="M3026 14902h-276-449-275" svg:viewBox="0 0 1001 1">
        <text:p/>
      </draw:connector>
      <draw:custom-shape draw:style-name="Mgr11" draw:text-style-name="MP17" xml:id="id56" draw:id="id56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58" draw:id="id58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2" draw:id="id62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0" draw:id="id60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64" draw:id="id64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65" draw:id="id65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67" draw:id="id67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69" draw:id="id69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71" draw:id="id71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73" draw:id="id73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76" draw:id="id76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78" draw:id="id78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0" draw:id="id80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2" draw:id="id82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84" draw:id="id84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85" draw:id="id85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87" draw:id="id87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89" draw:id="id89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91" draw:id="id91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3" draw:id="id93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6" draw:id="id96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8" draw:id="id98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00" draw:id="id100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02" draw:id="id102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04" draw:id="id104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06" draw:id="id106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08" draw:id="id108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55" draw:id="id55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57" draw:id="id57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61" draw:id="id61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59" draw:id="id59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3" draw:id="id63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6" draw:id="id66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8" draw:id="id68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70" draw:id="id70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72" draw:id="id72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74" draw:id="id74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75" draw:id="id75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77" draw:id="id77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79" draw:id="id79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81" draw:id="id81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3" draw:id="id83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6" draw:id="id86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8" draw:id="id88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0" draw:id="id90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2" draw:id="id92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94" draw:id="id94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95" draw:id="id95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97" draw:id="id97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99" draw:id="id99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01" draw:id="id101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03" draw:id="id103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05" draw:id="id105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07" draw:id="id107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4-title" draw:layer="backgroundobjects" svg:width="17cm" svg:height="9.56cm" svg:x="2cm" svg:y="2.5cm" presentation:class="page"/>
        <draw:frame presentation:style-name="Default4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5-title" draw:layer="backgroundobjects" svg:width="22.5cm" svg:height="2.6cm" svg:x="4.5cm" svg:y="0.6cm" presentation:class="title" presentation:placeholder="true">
        <draw:text-box/>
      </draw:frame>
      <draw:frame presentation:style-name="Default5-outline1" draw:layer="backgroundobjects" svg:width="22.5cm" svg:height="9.134cm" svg:x="4.5cm" svg:y="3.8cm" presentation:class="outline" presentation:placeholder="true">
        <draw:text-box/>
      </draw:frame>
      <draw:frame presentation:style-name="Mpr11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11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11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109" draw:start-glue-point="10" draw:end-shape="id110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111" draw:start-glue-point="10" draw:end-shape="id112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113" draw:start-glue-point="10" draw:end-shape="id114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115" draw:start-glue-point="10" draw:end-shape="id116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117" draw:start-glue-point="10" draw:end-shape="id118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119" draw:start-glue-point="10" draw:end-shape="id120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121" draw:start-glue-point="10" draw:end-shape="id122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123" draw:start-glue-point="10" draw:end-shape="id124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125" draw:start-glue-point="10" draw:end-shape="id126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127" draw:start-glue-point="10" draw:end-shape="id128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129" draw:start-glue-point="10" draw:end-shape="id130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131" draw:start-glue-point="10" draw:end-shape="id132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133" draw:start-glue-point="10" draw:end-shape="id134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135" draw:start-glue-point="10" draw:end-shape="id136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137" draw:start-glue-point="10" draw:end-shape="id138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139" draw:start-glue-point="10" draw:end-shape="id140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141" draw:start-glue-point="10" draw:end-shape="id142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143" draw:start-glue-point="10" draw:end-shape="id144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145" draw:start-glue-point="10" draw:end-shape="id146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147" draw:start-glue-point="10" draw:end-shape="id148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149" draw:start-glue-point="10" draw:end-shape="id150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151" draw:start-glue-point="10" draw:end-shape="id152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153" draw:start-glue-point="10" draw:end-shape="id154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155" draw:start-glue-point="10" draw:end-shape="id156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157" draw:start-glue-point="10" draw:end-shape="id158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159" draw:start-glue-point="10" draw:end-shape="id160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161" draw:start-glue-point="10" draw:end-shape="id162" draw:end-glue-point="6" svg:d="M3026 14902h-276-449-275" svg:viewBox="0 0 1001 1">
        <text:p/>
      </draw:connector>
      <draw:custom-shape draw:style-name="Mgr11" draw:text-style-name="MP17" xml:id="id110" draw:id="id110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12" draw:id="id112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16" draw:id="id116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14" draw:id="id114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18" draw:id="id118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19" draw:id="id119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21" draw:id="id121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23" draw:id="id123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25" draw:id="id125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7" draw:id="id127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30" draw:id="id130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32" draw:id="id132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34" draw:id="id134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36" draw:id="id136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38" draw:id="id138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39" draw:id="id139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41" draw:id="id141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43" draw:id="id143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45" draw:id="id145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7" draw:id="id147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50" draw:id="id150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52" draw:id="id152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54" draw:id="id154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56" draw:id="id156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58" draw:id="id158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60" draw:id="id160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62" draw:id="id162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09" draw:id="id109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11" draw:id="id111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15" draw:id="id115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13" draw:id="id113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17" draw:id="id117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0" draw:id="id120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2" draw:id="id122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4" draw:id="id124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6" draw:id="id126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28" draw:id="id128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29" draw:id="id129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31" draw:id="id131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33" draw:id="id133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35" draw:id="id135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37" draw:id="id137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0" draw:id="id140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2" draw:id="id142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4" draw:id="id144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6" draw:id="id146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48" draw:id="id148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49" draw:id="id149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51" draw:id="id151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53" draw:id="id153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55" draw:id="id155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57" draw:id="id157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59" draw:id="id159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61" draw:id="id161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5-title" draw:layer="backgroundobjects" svg:width="17cm" svg:height="9.56cm" svg:x="2cm" svg:y="2.5cm" presentation:class="page"/>
        <draw:frame presentation:style-name="Default5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6-title" draw:layer="backgroundobjects" svg:width="22.5cm" svg:height="2.6cm" svg:x="4.5cm" svg:y="0.6cm" presentation:class="title" presentation:placeholder="true">
        <draw:text-box/>
      </draw:frame>
      <draw:frame presentation:style-name="Default6-outline1" draw:layer="backgroundobjects" svg:width="22.5cm" svg:height="9.134cm" svg:x="4.5cm" svg:y="3.8cm" presentation:class="outline" presentation:placeholder="true">
        <draw:text-box/>
      </draw:frame>
      <draw:frame presentation:style-name="Mpr14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14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14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163" draw:start-glue-point="10" draw:end-shape="id164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165" draw:start-glue-point="10" draw:end-shape="id166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167" draw:start-glue-point="10" draw:end-shape="id168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169" draw:start-glue-point="10" draw:end-shape="id170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171" draw:start-glue-point="10" draw:end-shape="id172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173" draw:start-glue-point="10" draw:end-shape="id174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175" draw:start-glue-point="10" draw:end-shape="id176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177" draw:start-glue-point="10" draw:end-shape="id178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179" draw:start-glue-point="10" draw:end-shape="id180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181" draw:start-glue-point="10" draw:end-shape="id182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183" draw:start-glue-point="10" draw:end-shape="id184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185" draw:start-glue-point="10" draw:end-shape="id186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187" draw:start-glue-point="10" draw:end-shape="id188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189" draw:start-glue-point="10" draw:end-shape="id190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191" draw:start-glue-point="10" draw:end-shape="id192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193" draw:start-glue-point="10" draw:end-shape="id194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195" draw:start-glue-point="10" draw:end-shape="id196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197" draw:start-glue-point="10" draw:end-shape="id198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199" draw:start-glue-point="10" draw:end-shape="id200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201" draw:start-glue-point="10" draw:end-shape="id202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203" draw:start-glue-point="10" draw:end-shape="id204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205" draw:start-glue-point="10" draw:end-shape="id206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207" draw:start-glue-point="10" draw:end-shape="id208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209" draw:start-glue-point="10" draw:end-shape="id210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211" draw:start-glue-point="10" draw:end-shape="id212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213" draw:start-glue-point="10" draw:end-shape="id214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215" draw:start-glue-point="10" draw:end-shape="id216" draw:end-glue-point="6" svg:d="M3026 14902h-276-449-275" svg:viewBox="0 0 1001 1">
        <text:p/>
      </draw:connector>
      <draw:custom-shape draw:style-name="Mgr11" draw:text-style-name="MP17" xml:id="id164" draw:id="id164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66" draw:id="id166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70" draw:id="id170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68" draw:id="id168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72" draw:id="id172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73" draw:id="id173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75" draw:id="id175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77" draw:id="id177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79" draw:id="id179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1" draw:id="id181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4" draw:id="id184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6" draw:id="id186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8" draw:id="id188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0" draw:id="id190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92" draw:id="id192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93" draw:id="id193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95" draw:id="id195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97" draw:id="id197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99" draw:id="id199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01" draw:id="id201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04" draw:id="id204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06" draw:id="id206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08" draw:id="id208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10" draw:id="id210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12" draw:id="id212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14" draw:id="id214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16" draw:id="id216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63" draw:id="id163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65" draw:id="id165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69" draw:id="id169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67" draw:id="id167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71" draw:id="id171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74" draw:id="id174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76" draw:id="id176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78" draw:id="id178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0" draw:id="id180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82" draw:id="id182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83" draw:id="id183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85" draw:id="id185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87" draw:id="id187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89" draw:id="id189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1" draw:id="id191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4" draw:id="id194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6" draw:id="id196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8" draw:id="id198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00" draw:id="id200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02" draw:id="id202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03" draw:id="id203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05" draw:id="id205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07" draw:id="id207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09" draw:id="id209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11" draw:id="id211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13" draw:id="id213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15" draw:id="id215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6-title" draw:layer="backgroundobjects" svg:width="17cm" svg:height="9.56cm" svg:x="2cm" svg:y="2.5cm" presentation:class="page"/>
        <draw:frame presentation:style-name="Default6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5cm" svg:height="2.6cm" svg:x="4.5cm" svg:y="0.6cm" presentation:class="title" presentation:placeholder="true">
        <draw:text-box/>
      </draw:frame>
      <draw:frame presentation:style-name="Default-outline1" draw:layer="backgroundobjects" svg:width="22.5cm" svg:height="9.134cm" svg:x="4.5cm" svg:y="3.8cm" presentation:class="outline" presentation:placeholder="true">
        <draw:text-box/>
      </draw:frame>
      <draw:frame presentation:style-name="Mpr17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17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17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217" draw:start-glue-point="10" draw:end-shape="id218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219" draw:start-glue-point="10" draw:end-shape="id220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221" draw:start-glue-point="10" draw:end-shape="id222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223" draw:start-glue-point="10" draw:end-shape="id224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225" draw:start-glue-point="10" draw:end-shape="id226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227" draw:start-glue-point="10" draw:end-shape="id228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229" draw:start-glue-point="10" draw:end-shape="id230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231" draw:start-glue-point="10" draw:end-shape="id232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233" draw:start-glue-point="10" draw:end-shape="id234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235" draw:start-glue-point="10" draw:end-shape="id236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237" draw:start-glue-point="10" draw:end-shape="id238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239" draw:start-glue-point="10" draw:end-shape="id240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241" draw:start-glue-point="10" draw:end-shape="id242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243" draw:start-glue-point="10" draw:end-shape="id244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245" draw:start-glue-point="10" draw:end-shape="id246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247" draw:start-glue-point="10" draw:end-shape="id248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249" draw:start-glue-point="10" draw:end-shape="id250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251" draw:start-glue-point="10" draw:end-shape="id252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253" draw:start-glue-point="10" draw:end-shape="id254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255" draw:start-glue-point="10" draw:end-shape="id256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257" draw:start-glue-point="10" draw:end-shape="id258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259" draw:start-glue-point="10" draw:end-shape="id260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261" draw:start-glue-point="10" draw:end-shape="id262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263" draw:start-glue-point="10" draw:end-shape="id264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265" draw:start-glue-point="10" draw:end-shape="id266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267" draw:start-glue-point="10" draw:end-shape="id268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269" draw:start-glue-point="10" draw:end-shape="id270" draw:end-glue-point="6" svg:d="M3026 14902h-276-449-275" svg:viewBox="0 0 1001 1">
        <text:p/>
      </draw:connector>
      <draw:custom-shape draw:style-name="Mgr11" draw:text-style-name="MP17" xml:id="id218" draw:id="id218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0" draw:id="id220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4" draw:id="id224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2" draw:id="id222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26" draw:id="id226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27" draw:id="id227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29" draw:id="id229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31" draw:id="id231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33" draw:id="id233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35" draw:id="id235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38" draw:id="id238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0" draw:id="id240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2" draw:id="id242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4" draw:id="id244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46" draw:id="id246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47" draw:id="id247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49" draw:id="id249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51" draw:id="id251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53" draw:id="id253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55" draw:id="id255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58" draw:id="id258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0" draw:id="id260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2" draw:id="id262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4" draw:id="id264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66" draw:id="id266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8" draw:id="id268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70" draw:id="id270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17" draw:id="id217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19" draw:id="id219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23" draw:id="id223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21" draw:id="id221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5" draw:id="id225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8" draw:id="id228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30" draw:id="id230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32" draw:id="id232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34" draw:id="id234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36" draw:id="id236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37" draw:id="id237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39" draw:id="id239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41" draw:id="id241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43" draw:id="id243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5" draw:id="id245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8" draw:id="id248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50" draw:id="id250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52" draw:id="id252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54" draw:id="id254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56" draw:id="id256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57" draw:id="id257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59" draw:id="id259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61" draw:id="id261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63" draw:id="id263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5" draw:id="id265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67" draw:id="id267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69" draw:id="id269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-title" draw:layer="backgroundobjects" svg:width="17cm" svg:height="9.56cm" svg:x="2cm" svg:y="2.5cm" presentation:class="page"/>
        <draw:frame presentation:style-name="Default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1-title" draw:layer="backgroundobjects" svg:width="22.5cm" svg:height="2.6cm" svg:x="4.5cm" svg:y="0.6cm" presentation:class="title" presentation:placeholder="true">
        <draw:text-box/>
      </draw:frame>
      <draw:frame presentation:style-name="Default1-outline1" draw:layer="backgroundobjects" svg:width="22.5cm" svg:height="9.134cm" svg:x="4.5cm" svg:y="3.8cm" presentation:class="outline" presentation:placeholder="true">
        <draw:text-box/>
      </draw:frame>
      <draw:frame presentation:style-name="Mpr20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20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20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271" draw:start-glue-point="10" draw:end-shape="id272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273" draw:start-glue-point="10" draw:end-shape="id274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275" draw:start-glue-point="10" draw:end-shape="id276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277" draw:start-glue-point="10" draw:end-shape="id278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279" draw:start-glue-point="10" draw:end-shape="id280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281" draw:start-glue-point="10" draw:end-shape="id282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283" draw:start-glue-point="10" draw:end-shape="id284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285" draw:start-glue-point="10" draw:end-shape="id286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287" draw:start-glue-point="10" draw:end-shape="id288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289" draw:start-glue-point="10" draw:end-shape="id290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291" draw:start-glue-point="10" draw:end-shape="id292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293" draw:start-glue-point="10" draw:end-shape="id294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295" draw:start-glue-point="10" draw:end-shape="id296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297" draw:start-glue-point="10" draw:end-shape="id298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299" draw:start-glue-point="10" draw:end-shape="id300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301" draw:start-glue-point="10" draw:end-shape="id302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303" draw:start-glue-point="10" draw:end-shape="id304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305" draw:start-glue-point="10" draw:end-shape="id306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307" draw:start-glue-point="10" draw:end-shape="id308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309" draw:start-glue-point="10" draw:end-shape="id310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311" draw:start-glue-point="10" draw:end-shape="id312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313" draw:start-glue-point="10" draw:end-shape="id314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315" draw:start-glue-point="10" draw:end-shape="id316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317" draw:start-glue-point="10" draw:end-shape="id318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319" draw:start-glue-point="10" draw:end-shape="id320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321" draw:start-glue-point="10" draw:end-shape="id322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323" draw:start-glue-point="10" draw:end-shape="id324" draw:end-glue-point="6" svg:d="M3026 14902h-276-449-275" svg:viewBox="0 0 1001 1">
        <text:p/>
      </draw:connector>
      <draw:custom-shape draw:style-name="Mgr11" draw:text-style-name="MP17" xml:id="id272" draw:id="id27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74" draw:id="id27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78" draw:id="id27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76" draw:id="id27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80" draw:id="id28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81" draw:id="id28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83" draw:id="id28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85" draw:id="id28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87" draw:id="id28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9" draw:id="id28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2" draw:id="id29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4" draw:id="id29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6" draw:id="id29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8" draw:id="id29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00" draw:id="id30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01" draw:id="id30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03" draw:id="id30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05" draw:id="id30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07" draw:id="id30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09" draw:id="id30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12" draw:id="id31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14" draw:id="id31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16" draw:id="id31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18" draw:id="id31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20" draw:id="id32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22" draw:id="id32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24" draw:id="id32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71" draw:id="id27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73" draw:id="id27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77" draw:id="id27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75" draw:id="id27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79" draw:id="id27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2" draw:id="id28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4" draw:id="id28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6" draw:id="id28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8" draw:id="id28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90" draw:id="id29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91" draw:id="id29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93" draw:id="id29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95" draw:id="id29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97" draw:id="id29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9" draw:id="id29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02" draw:id="id30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04" draw:id="id30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06" draw:id="id30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08" draw:id="id30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10" draw:id="id31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11" draw:id="id31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13" draw:id="id31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15" draw:id="id31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17" draw:id="id31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19" draw:id="id31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21" draw:id="id32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23" draw:id="id32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1-title" draw:layer="backgroundobjects" svg:width="17cm" svg:height="9.56cm" svg:x="2cm" svg:y="2.5cm" presentation:class="page"/>
        <draw:frame presentation:style-name="Default1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2-title" draw:layer="backgroundobjects" svg:width="22.5cm" svg:height="2.6cm" svg:x="4.5cm" svg:y="0.6cm" presentation:class="title" presentation:placeholder="true">
        <draw:text-box/>
      </draw:frame>
      <draw:frame presentation:style-name="Default2-outline1" draw:layer="backgroundobjects" svg:width="22.5cm" svg:height="9.134cm" svg:x="4.5cm" svg:y="3.8cm" presentation:class="outline" presentation:placeholder="true">
        <draw:text-box/>
      </draw:frame>
      <draw:frame presentation:style-name="Mpr23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23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23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325" draw:start-glue-point="10" draw:end-shape="id326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327" draw:start-glue-point="10" draw:end-shape="id328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329" draw:start-glue-point="10" draw:end-shape="id330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331" draw:start-glue-point="10" draw:end-shape="id332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333" draw:start-glue-point="10" draw:end-shape="id334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335" draw:start-glue-point="10" draw:end-shape="id336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337" draw:start-glue-point="10" draw:end-shape="id338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339" draw:start-glue-point="10" draw:end-shape="id340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341" draw:start-glue-point="10" draw:end-shape="id342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343" draw:start-glue-point="10" draw:end-shape="id344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345" draw:start-glue-point="10" draw:end-shape="id346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347" draw:start-glue-point="10" draw:end-shape="id348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349" draw:start-glue-point="10" draw:end-shape="id350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351" draw:start-glue-point="10" draw:end-shape="id352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353" draw:start-glue-point="10" draw:end-shape="id354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355" draw:start-glue-point="10" draw:end-shape="id356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357" draw:start-glue-point="10" draw:end-shape="id358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359" draw:start-glue-point="10" draw:end-shape="id360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361" draw:start-glue-point="10" draw:end-shape="id362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363" draw:start-glue-point="10" draw:end-shape="id364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365" draw:start-glue-point="10" draw:end-shape="id366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367" draw:start-glue-point="10" draw:end-shape="id368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369" draw:start-glue-point="10" draw:end-shape="id370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371" draw:start-glue-point="10" draw:end-shape="id372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373" draw:start-glue-point="10" draw:end-shape="id374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375" draw:start-glue-point="10" draw:end-shape="id376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377" draw:start-glue-point="10" draw:end-shape="id378" draw:end-glue-point="6" svg:d="M3026 14902h-276-449-275" svg:viewBox="0 0 1001 1">
        <text:p/>
      </draw:connector>
      <draw:custom-shape draw:style-name="Mgr11" draw:text-style-name="MP17" xml:id="id326" draw:id="id326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28" draw:id="id328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32" draw:id="id332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30" draw:id="id330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34" draw:id="id334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35" draw:id="id335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37" draw:id="id337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39" draw:id="id339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41" draw:id="id341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3" draw:id="id343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6" draw:id="id346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8" draw:id="id348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50" draw:id="id350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52" draw:id="id352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54" draw:id="id354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55" draw:id="id355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57" draw:id="id357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59" draw:id="id359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61" draw:id="id361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3" draw:id="id363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6" draw:id="id366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8" draw:id="id368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70" draw:id="id370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72" draw:id="id372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74" draw:id="id374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76" draw:id="id376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78" draw:id="id378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25" draw:id="id325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27" draw:id="id327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31" draw:id="id331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29" draw:id="id329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33" draw:id="id333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36" draw:id="id336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38" draw:id="id338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0" draw:id="id340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2" draw:id="id342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44" draw:id="id344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45" draw:id="id345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47" draw:id="id347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49" draw:id="id349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51" draw:id="id351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53" draw:id="id353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56" draw:id="id356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58" draw:id="id358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0" draw:id="id360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2" draw:id="id362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64" draw:id="id364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65" draw:id="id365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67" draw:id="id367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69" draw:id="id369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71" draw:id="id371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73" draw:id="id373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75" draw:id="id375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77" draw:id="id377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2-title" draw:layer="backgroundobjects" svg:width="17cm" svg:height="9.56cm" svg:x="2cm" svg:y="2.5cm" presentation:class="page"/>
        <draw:frame presentation:style-name="Default2-notes" draw:layer="backgroundobjects" svg:width="17cm" svg:height="14cm" svg:x="2cm" svg:y="13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NA_5f_" style:display-name="DNA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-title" draw:layer="backgroundobjects" svg:width="22.5cm" svg:height="2.6cm" svg:x="4.5cm" svg:y="0.6cm" presentation:class="title" presentation:placeholder="true">
        <draw:text-box/>
      </draw:frame>
      <draw:frame draw:style-name="Mgr9" draw:text-style-name="MP13" draw:layer="backgroundobjects" svg:width="22.5cm" svg:height="9.134cm" svg:x="4.5cm" svg:y="3.8cm">
        <draw:text-box>
          <text:p/>
        </draw:text-box>
      </draw:frame>
      <draw:frame presentation:style-name="Mpr26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26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26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379" draw:start-glue-point="10" draw:end-shape="id380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381" draw:start-glue-point="10" draw:end-shape="id382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383" draw:start-glue-point="10" draw:end-shape="id384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385" draw:start-glue-point="10" draw:end-shape="id386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387" draw:start-glue-point="10" draw:end-shape="id388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389" draw:start-glue-point="10" draw:end-shape="id390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391" draw:start-glue-point="10" draw:end-shape="id392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393" draw:start-glue-point="10" draw:end-shape="id394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395" draw:start-glue-point="10" draw:end-shape="id396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397" draw:start-glue-point="10" draw:end-shape="id398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399" draw:start-glue-point="10" draw:end-shape="id400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401" draw:start-glue-point="10" draw:end-shape="id402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403" draw:start-glue-point="10" draw:end-shape="id404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405" draw:start-glue-point="10" draw:end-shape="id406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407" draw:start-glue-point="10" draw:end-shape="id408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409" draw:start-glue-point="10" draw:end-shape="id410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411" draw:start-glue-point="10" draw:end-shape="id412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413" draw:start-glue-point="10" draw:end-shape="id414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415" draw:start-glue-point="10" draw:end-shape="id416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417" draw:start-glue-point="10" draw:end-shape="id418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419" draw:start-glue-point="10" draw:end-shape="id420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421" draw:start-glue-point="10" draw:end-shape="id422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423" draw:start-glue-point="10" draw:end-shape="id424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425" draw:start-glue-point="10" draw:end-shape="id426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427" draw:start-glue-point="10" draw:end-shape="id428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429" draw:start-glue-point="10" draw:end-shape="id430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431" draw:start-glue-point="10" draw:end-shape="id432" draw:end-glue-point="6" svg:d="M3026 14902h-276-449-275" svg:viewBox="0 0 1001 1">
        <text:p/>
      </draw:connector>
      <draw:custom-shape draw:style-name="Mgr13" draw:text-style-name="MP17" xml:id="id380" draw:id="id380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82" draw:id="id382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86" draw:id="id386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84" draw:id="id384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88" draw:id="id388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89" draw:id="id389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91" draw:id="id391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93" draw:id="id393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95" draw:id="id395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97" draw:id="id397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00" draw:id="id400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02" draw:id="id402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04" draw:id="id404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06" draw:id="id406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08" draw:id="id408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09" draw:id="id409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11" draw:id="id411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13" draw:id="id413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15" draw:id="id415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17" draw:id="id417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20" draw:id="id420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22" draw:id="id422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24" draw:id="id424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26" draw:id="id426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28" draw:id="id428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30" draw:id="id430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32" draw:id="id432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79" draw:id="id379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81" draw:id="id381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85" draw:id="id385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83" draw:id="id383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87" draw:id="id387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90" draw:id="id390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92" draw:id="id392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94" draw:id="id394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96" draw:id="id396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98" draw:id="id398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99" draw:id="id399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01" draw:id="id401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03" draw:id="id403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05" draw:id="id405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07" draw:id="id407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10" draw:id="id410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12" draw:id="id412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14" draw:id="id414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16" draw:id="id416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18" draw:id="id418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19" draw:id="id419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21" draw:id="id421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23" draw:id="id423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25" draw:id="id425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27" draw:id="id427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29" draw:id="id429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31" draw:id="id431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NA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_5f_-title" draw:layer="backgroundobjects" svg:width="17cm" svg:height="9.56cm" svg:x="2cm" svg:y="2.5cm" presentation:class="page"/>
        <draw:frame presentation:style-name="DNA_5f_-notes" draw:layer="backgroundobjects" svg:width="17cm" svg:height="14cm" svg:x="2cm" svg:y="13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efault4_5f_" style:display-name="Default4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4_5f_-title" draw:layer="backgroundobjects" svg:width="22.5cm" svg:height="2.6cm" svg:x="4.5cm" svg:y="0.6cm" presentation:class="title" presentation:placeholder="true">
        <draw:text-box/>
      </draw:frame>
      <draw:frame presentation:style-name="Default4_5f_-outline1" draw:layer="backgroundobjects" svg:width="22.5cm" svg:height="9.134cm" svg:x="4.5cm" svg:y="3.8cm" presentation:class="outline" presentation:placeholder="true">
        <draw:text-box/>
      </draw:frame>
      <draw:frame presentation:style-name="Mpr29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29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29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433" draw:start-glue-point="10" draw:end-shape="id434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435" draw:start-glue-point="10" draw:end-shape="id436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437" draw:start-glue-point="10" draw:end-shape="id438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439" draw:start-glue-point="10" draw:end-shape="id440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441" draw:start-glue-point="10" draw:end-shape="id442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443" draw:start-glue-point="10" draw:end-shape="id444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445" draw:start-glue-point="10" draw:end-shape="id446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447" draw:start-glue-point="10" draw:end-shape="id448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449" draw:start-glue-point="10" draw:end-shape="id450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451" draw:start-glue-point="10" draw:end-shape="id452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453" draw:start-glue-point="10" draw:end-shape="id454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455" draw:start-glue-point="10" draw:end-shape="id456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457" draw:start-glue-point="10" draw:end-shape="id458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459" draw:start-glue-point="10" draw:end-shape="id460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461" draw:start-glue-point="10" draw:end-shape="id462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463" draw:start-glue-point="10" draw:end-shape="id464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465" draw:start-glue-point="10" draw:end-shape="id466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467" draw:start-glue-point="10" draw:end-shape="id468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469" draw:start-glue-point="10" draw:end-shape="id470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471" draw:start-glue-point="10" draw:end-shape="id472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473" draw:start-glue-point="10" draw:end-shape="id474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475" draw:start-glue-point="10" draw:end-shape="id476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477" draw:start-glue-point="10" draw:end-shape="id478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479" draw:start-glue-point="10" draw:end-shape="id480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481" draw:start-glue-point="10" draw:end-shape="id482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483" draw:start-glue-point="10" draw:end-shape="id484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485" draw:start-glue-point="10" draw:end-shape="id486" draw:end-glue-point="6" svg:d="M3026 14902h-276-449-275" svg:viewBox="0 0 1001 1">
        <text:p/>
      </draw:connector>
      <draw:custom-shape draw:style-name="Mgr13" draw:text-style-name="MP17" xml:id="id434" draw:id="id434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36" draw:id="id436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40" draw:id="id440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38" draw:id="id438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42" draw:id="id442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43" draw:id="id443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45" draw:id="id445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47" draw:id="id447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49" draw:id="id449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51" draw:id="id451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54" draw:id="id454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56" draw:id="id456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58" draw:id="id458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60" draw:id="id460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62" draw:id="id462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63" draw:id="id463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65" draw:id="id465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67" draw:id="id467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69" draw:id="id469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71" draw:id="id471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74" draw:id="id474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76" draw:id="id476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78" draw:id="id478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80" draw:id="id480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82" draw:id="id482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84" draw:id="id484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86" draw:id="id486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33" draw:id="id433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35" draw:id="id435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39" draw:id="id439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37" draw:id="id437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41" draw:id="id441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44" draw:id="id444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46" draw:id="id446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48" draw:id="id448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50" draw:id="id450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52" draw:id="id452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53" draw:id="id453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55" draw:id="id455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57" draw:id="id457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59" draw:id="id459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61" draw:id="id461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64" draw:id="id464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66" draw:id="id466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68" draw:id="id468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70" draw:id="id470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72" draw:id="id472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73" draw:id="id473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75" draw:id="id475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77" draw:id="id477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79" draw:id="id479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81" draw:id="id481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83" draw:id="id483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85" draw:id="id485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4_5f_-title" draw:layer="backgroundobjects" svg:width="17cm" svg:height="9.56cm" svg:x="2cm" svg:y="2.5cm" presentation:class="page"/>
        <draw:frame presentation:style-name="Default4_5f_-notes" draw:layer="backgroundobjects" svg:width="17cm" svg:height="14cm" svg:x="2cm" svg:y="13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efault5_5f_" style:display-name="Default5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5_5f_-title" draw:layer="backgroundobjects" svg:width="22.5cm" svg:height="2.6cm" svg:x="4.5cm" svg:y="0.6cm" presentation:class="title" presentation:placeholder="true">
        <draw:text-box/>
      </draw:frame>
      <draw:frame presentation:style-name="Default5_5f_-outline1" draw:layer="backgroundobjects" svg:width="22.5cm" svg:height="9.134cm" svg:x="4.5cm" svg:y="3.8cm" presentation:class="outline" presentation:placeholder="true">
        <draw:text-box/>
      </draw:frame>
      <draw:frame presentation:style-name="Mpr32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32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32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487" draw:start-glue-point="10" draw:end-shape="id488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489" draw:start-glue-point="10" draw:end-shape="id490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491" draw:start-glue-point="10" draw:end-shape="id492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493" draw:start-glue-point="10" draw:end-shape="id494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495" draw:start-glue-point="10" draw:end-shape="id496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497" draw:start-glue-point="10" draw:end-shape="id498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499" draw:start-glue-point="10" draw:end-shape="id500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501" draw:start-glue-point="10" draw:end-shape="id502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503" draw:start-glue-point="10" draw:end-shape="id504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505" draw:start-glue-point="10" draw:end-shape="id506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507" draw:start-glue-point="10" draw:end-shape="id508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509" draw:start-glue-point="10" draw:end-shape="id510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511" draw:start-glue-point="10" draw:end-shape="id512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513" draw:start-glue-point="10" draw:end-shape="id514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515" draw:start-glue-point="10" draw:end-shape="id516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517" draw:start-glue-point="10" draw:end-shape="id518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519" draw:start-glue-point="10" draw:end-shape="id520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521" draw:start-glue-point="10" draw:end-shape="id522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523" draw:start-glue-point="10" draw:end-shape="id524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525" draw:start-glue-point="10" draw:end-shape="id526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527" draw:start-glue-point="10" draw:end-shape="id528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529" draw:start-glue-point="10" draw:end-shape="id530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531" draw:start-glue-point="10" draw:end-shape="id532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533" draw:start-glue-point="10" draw:end-shape="id534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535" draw:start-glue-point="10" draw:end-shape="id536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537" draw:start-glue-point="10" draw:end-shape="id538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539" draw:start-glue-point="10" draw:end-shape="id540" draw:end-glue-point="6" svg:d="M3026 14902h-276-449-275" svg:viewBox="0 0 1001 1">
        <text:p/>
      </draw:connector>
      <draw:custom-shape draw:style-name="Mgr13" draw:text-style-name="MP17" xml:id="id488" draw:id="id488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90" draw:id="id490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94" draw:id="id494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92" draw:id="id492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96" draw:id="id496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97" draw:id="id497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99" draw:id="id499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01" draw:id="id501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03" draw:id="id503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05" draw:id="id505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08" draw:id="id508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10" draw:id="id510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12" draw:id="id512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14" draw:id="id514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16" draw:id="id516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17" draw:id="id517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19" draw:id="id519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21" draw:id="id521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23" draw:id="id523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25" draw:id="id525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28" draw:id="id528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30" draw:id="id530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32" draw:id="id532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34" draw:id="id534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36" draw:id="id536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38" draw:id="id538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40" draw:id="id540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87" draw:id="id487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89" draw:id="id489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93" draw:id="id493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91" draw:id="id491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95" draw:id="id495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98" draw:id="id498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00" draw:id="id500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02" draw:id="id502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04" draw:id="id504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06" draw:id="id506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07" draw:id="id507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09" draw:id="id509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11" draw:id="id511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13" draw:id="id513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15" draw:id="id515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18" draw:id="id518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20" draw:id="id520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22" draw:id="id522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24" draw:id="id524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26" draw:id="id526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27" draw:id="id527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29" draw:id="id529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31" draw:id="id531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33" draw:id="id533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35" draw:id="id535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37" draw:id="id537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39" draw:id="id539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5_5f_-title" draw:layer="backgroundobjects" svg:width="17cm" svg:height="9.56cm" svg:x="2cm" svg:y="2.5cm" presentation:class="page"/>
        <draw:frame presentation:style-name="Default5_5f_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5:05:55.365526017</meta:creation-date>
    <meta:editing-duration>PT1H3M33S</meta:editing-duration>
    <meta:editing-cycles>8</meta:editing-cycles>
    <meta:generator>LibreOffice/24.2.6.2$Linux_X86_64 LibreOffice_project/420$Build-2</meta:generator>
    <dc:title>Inspiration</dc:title>
    <dc:date>2024-10-09T11:49:02.496557981</dc:date>
    <meta:document-statistic meta:object-count="1025"/>
  </office:meta>
</office:document-meta>
</file>